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style:text-line-through-style="solid" style:text-line-through-type="single"/>
    </style:style>
    <style:style style:name="T1" style:family="text">
      <style:text-properties style:text-line-through-style="solid" style:text-line-through-type="singl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# A common 'modal' style</text:p>
      <text:p text:style-name="Preformatted_20_Text">This one is another very common pattern on the web. The solution to this one is _simple_... but it might not be immediately obvious to you. You'll need to edit the HTML a bit to get everything where it needs to be.</text:p>
      <text:p text:style-name="Preformatted_20_Text"/>
      <text:p text:style-name="Preformatted_20_Text">### A hint</text:p>
      <text:p text:style-name="Preformatted_20_Text">Depending on how you approach this one, you might need to revisit the `flex-shrink` property to keep a flex item from getting smashed.</text:p>
      <text:p text:style-name="Preformatted_20_Text"/>
      <text:p text:style-name="Preformatted_20_Text">## Desired outcome</text:p>
      <text:p text:style-name="Preformatted_20_Text"/>
      <text:p text:style-name="Preformatted_20_Text">![desired outcome](./desired-outcome.png)</text:p>
      <text:p text:style-name="Preformatted_20_Text"/>
      <text:p text:style-name="Preformatted_20_Text">### Self Check</text:p>
      <text:p text:style-name="Preformatted_20_Text"/>
      <text:p text:style-name="Preformatted_20_Text">-<text:span text:style-name="T1"> The blue icon is aligned to the left.</text:span></text:p>
      <text:p text:style-name="P1">- There is equal space on either side of the icon (the gaps between the icon and the edge of the card, and the icon and the text, are the same).</text:p>
      <text:p text:style-name="P1">- There is padding around the edge of the modal.</text:p>
      <text:p text:style-name="P1">- The header, text, and buttons are aligned with each other.</text:p>
      <text:p text:style-name="P1">- The header is bold and a slightly larger text-size than the text.</text:p>
      <text:p text:style-name="P1">- The close button is vertically aligned with the header, and aligned in the top-right of the card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8-29T21:57:40.155835687</dc:date>
    <meta:editing-duration>PT17M6S</meta:editing-duration>
    <meta:editing-cycles>1</meta:editing-cycles>
    <meta:document-statistic meta:table-count="0" meta:image-count="0" meta:object-count="0" meta:page-count="1" meta:paragraph-count="13" meta:word-count="173" meta:character-count="912" meta:non-whitespace-character-count="752"/>
    <meta:generator>LibreOffice/7.3.5.2$Linux_X86_64 LibreOffice_project/30$Build-2</meta:generator>
  </office:meta>
</office:document-meta>
</file>